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Hyperlink" style:data-style-name="N0">
      <style:text-properties fo:color="#467886" style:text-underline-style="solid" style:text-underline-type="single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Hyperlink" style:data-style-name="N0">
      <style:text-properties fo:color="#467886" style:text-underline-style="solid" style:text-underline-type="single"/>
    </style:style>
    <style:style style:name="co1" style:family="table-column">
      <style:table-column-properties fo:break-before="auto" style:column-width="4.365625cm"/>
    </style:style>
    <style:style style:name="co2" style:family="table-column">
      <style:table-column-properties fo:break-before="auto" style:column-width="4.127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4.048125cm"/>
    </style:style>
    <style:style style:name="co5" style:family="table-column">
      <style:table-column-properties fo:break-before="auto" style:column-width="6.799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esource</text:p>
          </table:table-cell>
          <table:table-cell office:value-type="string" table:style-name="ce2">
            <text:p>Module</text:p>
          </table:table-cell>
          <table:table-cell table:number-columns-repeated="2" table:style-name="ce2"/>
          <table:table-cell office:value-type="string" table:style-name="ce2">
            <text:p>URL<text:s/>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1">
            <text:p>Aarthi</text:p>
          </table:table-cell>
          <table:table-cell office:value-type="string" table:number-columns-spanned="1" table:number-rows-spanned="3" table:style-name="ce4">
            <text:p>Vehicle Motor Cycle</text:p>
          </table:table-cell>
          <table:table-cell table:number-columns-repeated="2" table:style-name="ce1"/>
          <table:table-cell office:value-type="string" table:style-name="ce5">
            <text:p><text:a xlink:href="https://dev-v2.c360.myggonline.app/">https://dev-v2.c360.myggonline.app/</text:a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bhinaya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1">
            <text:p>Manish Basani</text:p>
          </table:table-cell>
          <table:covered-table-cell/>
          <table:table-cell table:number-columns-repeated="2" table:style-name="ce1"/>
          <table:table-cell office:value-type="string" table:style-name="ce2">
            <text:p>Credentials<text:s/>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hiva Vetukuri</text:p>
          </table:table-cell>
          <table:table-cell office:value-type="string" table:number-columns-spanned="1" table:number-rows-spanned="3" table:style-name="ce4">
            <text:p>Vehicle Motor Auto</text:p>
          </table:table-cell>
          <table:table-cell table:number-columns-repeated="2" table:style-name="ce1"/>
          <table:table-cell office:value-type="string" table:style-name="ce1">
            <text:p>Client Logi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umolu Srinidhi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1">
            <text:p>Divya Mettu</text:p>
          </table:table-cell>
          <table:covered-table-cell/>
          <table:table-cell table:number-columns-repeated="2" table:style-name="ce1"/>
          <table:table-cell office:value-type="string" table:style-name="ce3">
            <text:p><text:a xlink:href="mailto:margaridadesouza79@gmail.com">margaridadesouza79@gmail.com</text:a>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SuperSecret1!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ishyendra Yadagiri</text:p>
          </table:table-cell>
          <table:table-cell office:value-type="string" table:number-columns-spanned="1" table:number-rows-spanned="3" table:style-name="ce4">
            <text:p>Vehicle Motor <text:s/>Fifty Plu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reelakshmi Vellanki</text:p>
          </table:table-cell>
          <table:covered-table-cell/>
          <table:table-cell table:number-columns-repeated="2" table:style-name="ce1"/>
          <table:table-cell office:value-type="string" table:style-name="ce3">
            <text:p><text:a xlink:href="mailto:Janebrenda51+ATLASclient@gmail.com">Janebrenda51+ATLASclient@gmail.com</text:a>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string" table:style-name="ce1">
            <text:p>Varshita Gurram</text:p>
          </table:table-cell>
          <table:covered-table-cell/>
          <table:table-cell table:number-columns-repeated="2" table:style-name="ce1"/>
          <table:table-cell office:value-type="string" table:style-name="ce1">
            <text:p>SuperSecret3!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waraj <text:s/>Kumar</text:p>
          </table:table-cell>
          <table:table-cell office:value-type="string" table:number-columns-spanned="1" table:number-rows-spanned="3" table:style-name="ce4">
            <text:p>Liability Insurance</text:p>
          </table:table-cell>
          <table:table-cell table:number-columns-repeated="2" table:style-name="ce1"/>
          <table:table-cell office:value-type="string" table:style-name="ce3">
            <text:p><text:a xlink:href="mailto:Janebrenda51+SSchoop@gmail.com">Janebrenda51+SSchoop@gmail.com</text:a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arshita Mattaparti</text:p>
          </table:table-cell>
          <table:covered-table-cell/>
          <table:table-cell table:number-columns-repeated="2" table:style-name="ce1"/>
          <table:table-cell office:value-type="string" table:style-name="ce1">
            <text:p>Guardian2025!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zas Shaik</text:p>
          </table:table-cell>
          <table:covered-table-cell/>
          <table:table-cell table:number-columns-repeated="16382" table:style-name="ce1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09</meta:generator>
    <dc:title/>
    <dc:description/>
    <dc:subject/>
    <meta:initial-creator>Pravallika Chappidi</meta:initial-creator>
    <dc:creator>Harshita Mattaparti</dc:creator>
    <meta:creation-date>2024-05-23T12:01:24Z</meta:creation-date>
    <dc:date>2024-06-12T07:34:22Z</dc:date>
  </office:meta>
</office:document-meta>
</file>